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6fbb" officeooo:paragraph-rsid="00146fbb"/>
    </style:style>
    <style:style style:name="P2" style:family="paragraph" style:parent-style-name="Standard">
      <style:text-properties officeooo:rsid="00146fbb" officeooo:paragraph-rsid="00161041"/>
    </style:style>
    <style:style style:name="P3" style:family="paragraph" style:parent-style-name="Standard">
      <style:text-properties officeooo:rsid="00146fbb" officeooo:paragraph-rsid="0019ce21"/>
    </style:style>
    <style:style style:name="P4" style:family="paragraph" style:parent-style-name="Standard">
      <style:text-properties officeooo:rsid="00161041" officeooo:paragraph-rsid="00161041"/>
    </style:style>
    <style:style style:name="P5" style:family="paragraph" style:parent-style-name="Standard">
      <style:text-properties officeooo:rsid="001638b4" officeooo:paragraph-rsid="001638b4"/>
    </style:style>
    <style:style style:name="P6" style:family="paragraph" style:parent-style-name="Standard">
      <style:text-properties officeooo:rsid="001698b5" officeooo:paragraph-rsid="001698b5"/>
    </style:style>
    <style:style style:name="P7" style:family="paragraph" style:parent-style-name="Standard">
      <style:text-properties officeooo:rsid="00180cc8" officeooo:paragraph-rsid="00180cc8"/>
    </style:style>
    <style:style style:name="P8" style:family="paragraph" style:parent-style-name="Standard">
      <style:text-properties officeooo:rsid="0019ce21" officeooo:paragraph-rsid="0019ce21"/>
    </style:style>
    <style:style style:name="P9" style:family="paragraph" style:parent-style-name="Standard">
      <style:text-properties officeooo:rsid="00180cc8" officeooo:paragraph-rsid="00180cc8"/>
    </style:style>
    <style:style style:name="P10" style:family="paragraph" style:parent-style-name="Standard">
      <style:paragraph-properties fo:text-align="center" style:justify-single-word="false"/>
      <style:text-properties officeooo:rsid="001ccdff" officeooo:paragraph-rsid="001ccdff"/>
    </style:style>
    <style:style style:name="T1" style:family="text">
      <style:text-properties officeooo:rsid="00146fbb"/>
    </style:style>
    <style:style style:name="T2" style:family="text">
      <style:text-properties officeooo:rsid="001638b4"/>
    </style:style>
    <style:style style:name="T3" style:family="text">
      <style:text-properties officeooo:rsid="001698b5"/>
    </style:style>
    <style:style style:name="T4" style:family="text">
      <style:text-properties officeooo:rsid="00180cc8"/>
    </style:style>
    <style:style style:name="T5" style:family="text">
      <style:text-properties officeooo:rsid="0019ce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2">CONTAS</text:span></text:p>
      <text:p text:style-name="P1"/>
      <text:p text:style-name="P1">&lt;&lt;Interface&gt;&gt;Conta</text:p>
      <text:p text:style-name="P1"><text:tab/>methods&gt; getQuantidade()&lt;&lt;INT&gt;&gt;</text:p>
      <text:p text:style-name="P1"><text:tab/> <text:tab/> <text:s text:c="4"/>getCodigoConta()&lt;&lt;String&gt;&gt;</text:p>
      <text:p text:style-name="P1"><text:tab/><text:tab/> <text:s text:c="4"/>getDono()&lt;&lt;Cliente&gt;&gt;</text:p>
      <text:p text:style-name="P1"><text:tab/><text:tab/> <text:s text:c="4"/>getAgenciaResponsavel()&lt;&lt;Agencia&gt;&gt;</text:p>
      <text:p text:style-name="P8"><text:tab/><text:tab/> <text:s text:c="4"/>getMontante()&lt;&lt;DOUBLE&gt;&gt;</text:p>
      <text:p text:style-name="P1"/>
      <text:p text:style-name="P1">&lt;&lt;Classe&gt;&gt;CFacil implements Conta</text:p>
      <text:p text:style-name="P1"><text:tab/>atributos&gt; static quantidadeCFacil&lt;&lt;INT&gt;&gt;</text:p>
      <text:p text:style-name="P1"><text:tab/><text:tab/> <text:s text:c="5"/>private codigoConta&lt;&lt;INT&gt;&gt;</text:p>
      <text:p text:style-name="P1"><text:tab/><text:tab/> <text:s text:c="5"/>private Dono&lt;&lt;Cliente&gt;&gt;</text:p>
      <text:p text:style-name="P1"><text:tab/><text:tab/> <text:s text:c="5"/>private agenciaResponsavel&lt;&lt;Agencia&gt;&gt;</text:p>
      <text:p text:style-name="P1"><text:tab/><text:tab/> <text:s text:c="5"/><text:span text:style-name="T5">private montante&lt;&lt;DOUBLE&gt;&gt;</text:span></text:p>
      <text:p text:style-name="P1"/>
      <text:p text:style-name="P4">&lt;&lt;Classe&gt;&gt;CPoupanca implements Conta</text:p>
      <text:p text:style-name="P4"><text:tab/><text:span text:style-name="T1">atributos&gt; static quantidadeC</text:span>Poupanca<text:span text:style-name="T1">&lt;&lt;INT&gt;&gt;</text:span></text:p>
      <text:p text:style-name="P2"><text:tab/><text:tab/> <text:s text:c="5"/>private codigoConta&lt;&lt;INT&gt;&gt;</text:p>
      <text:p text:style-name="P2"><text:tab/><text:tab/> <text:s text:c="5"/>private Dono&lt;&lt;Cliente&gt;&gt;</text:p>
      <text:p text:style-name="P2"><text:tab/><text:tab/> <text:s text:c="5"/>private agenciaResponsavel&lt;&lt;Agencia&gt;&gt;</text:p>
      <text:p text:style-name="P3"><text:tab/><text:tab/> <text:s text:c="5"/><text:span text:style-name="T5">private montante&lt;&lt;DOUBLE&gt;&gt;</text:span></text:p>
      <text:p text:style-name="P2"/>
      <text:p text:style-name="P4">&lt;Classe&gt;&gt;CCorrente implements Conta</text:p>
      <text:p text:style-name="P4"><text:tab/><text:span text:style-name="T1">atributos&gt; static quantidadeC</text:span>Corrente<text:span text:style-name="T1">&lt;&lt;INT&gt;&gt;</text:span></text:p>
      <text:p text:style-name="P2"><text:tab/><text:tab/> <text:s text:c="5"/>private codigoConta&lt;&lt;INT&gt;&gt;</text:p>
      <text:p text:style-name="P2"><text:tab/><text:tab/> <text:s text:c="5"/>private Dono&lt;&lt;Cliente&gt;&gt;</text:p>
      <text:p text:style-name="P2"><text:tab/><text:tab/> <text:s text:c="5"/>private agenciaResponsavel&lt;&lt;Agencia&gt;&gt;</text:p>
      <text:p text:style-name="P3"><text:tab/><text:tab/> <text:s text:c="5"/><text:span text:style-name="T5">private montante&lt;&lt;DOUBLE&gt;&gt;</text:span></text:p>
      <text:p text:style-name="P2"/>
      <text:p text:style-name="P2"/>
      <text:p text:style-name="P2"><text:tab/><text:span text:style-name="T2">CLIENTES</text:span></text:p>
      <text:p text:style-name="P2"/>
      <text:p text:style-name="P5">&lt;&lt;Interface&gt;&gt;Cliente</text:p>
      <text:p text:style-name="P5"><text:tab/>methods&gt; getNome()&lt;&lt;STRING&gt;&gt;</text:p>
      <text:p text:style-name="P5"><text:tab/><text:tab/> <text:s text:c="4"/>getEndereco()&lt;&lt;Endereco&gt;&gt;</text:p>
      <text:p text:style-name="P5"><text:tab/><text:tab/> <text:s text:c="4"/>getDataNascimento()&lt;&lt;Data&gt;&gt;</text:p>
      <text:p text:style-name="P5"><text:tab/><text:tab/> <text:s text:c="4"/>getCpf()&lt;&lt;STRING&gt;&gt;</text:p>
      <text:p text:style-name="P5"><text:tab/><text:tab/> <text:s text:c="4"/>getTipoCliente()&lt;&lt;STRING&gt;&gt;</text:p>
      <text:p text:style-name="P5"/>
      <text:p text:style-name="P5">&lt;&lt;Classe&gt;&gt;ClienteTrad implements Cliente</text:p>
      <text:p text:style-name="P5"><text:tab/>atributos&gt;private nome&lt;&lt;STRING&gt;&gt;</text:p>
      <text:p text:style-name="P5"><text:tab/><text:tab/> <text:s text:c="4"/>private endereco&lt;&lt;Endereco&gt;&gt;</text:p>
      <text:p text:style-name="P5"><text:tab/><text:tab/> <text:s text:c="4"/>private dataNascimento&lt;&lt;Data&gt;&gt;</text:p>
      <text:p text:style-name="P5"><text:tab/><text:tab/> <text:s text:c="4"/>private cpf&lt;&lt;STRING&gt;&gt;</text:p>
      <text:p text:style-name="P5"><text:tab/><text:tab/> <text:s text:c="4"/>private tipoCliente&lt;&lt;STRING&gt;&gt;</text:p>
      <text:p text:style-name="P5"/>
      <text:p text:style-name="P5">&lt;&lt;Classe&gt;&gt;ClientePremium implements Cliente</text:p>
      <text:p text:style-name="P5"><text:tab/>atributos&gt;private nome&lt;&lt;STRING&gt;&gt;</text:p>
      <text:p text:style-name="P5"><text:tab/><text:tab/> <text:s text:c="4"/>private endereco&lt;&lt;Endereco&gt;&gt;</text:p>
      <text:p text:style-name="P5"><text:tab/><text:tab/> <text:s text:c="4"/>private dataNascimento&lt;&lt;Data&gt;&gt;</text:p>
      <text:p text:style-name="P5"><text:tab/><text:tab/> <text:s text:c="4"/>private cpf&lt;&lt;STRING&gt;&gt;</text:p>
      <text:p text:style-name="P5"><text:soft-page-break/><text:tab/><text:tab/> <text:s text:c="4"/>private tipoCliente&lt;&lt;STRING&gt;&gt;</text:p>
      <text:p text:style-name="P5"/>
      <text:p text:style-name="P5"/>
      <text:p text:style-name="P5"><text:tab/></text:p>
      <text:p text:style-name="P5"><text:tab/><text:span text:style-name="T3">ENDEREÇO</text:span></text:p>
      <text:p text:style-name="P5"><text:tab/></text:p>
      <text:p text:style-name="P6">&lt;&lt;Classe&gt;&gt;Endereco</text:p>
      <text:p text:style-name="P6"><text:tab/>atributos&gt;private rua&lt;&lt;STRING&gt;&gt;</text:p>
      <text:p text:style-name="P6"><text:tab/><text:tab/> <text:s text:c="3"/>private bairro&lt;&lt;STRING&gt;&gt;</text:p>
      <text:p text:style-name="P6"><text:tab/><text:tab/> <text:s text:c="3"/>private numeroCasa&lt;&lt;INT&gt;&gt;</text:p>
      <text:p text:style-name="P6"><text:tab/><text:tab/> <text:s text:c="3"/>private cep&lt;&lt;INT&gt;&gt;</text:p>
      <text:p text:style-name="P6"><text:tab/><text:tab/> <text:s text:c="3"/>private pais&lt;&lt;STRING&gt;&gt;</text:p>
      <text:p text:style-name="P6"><text:tab/>methods&gt;</text:p>
      <text:p text:style-name="P6"><text:tab/><text:tab/> <text:s/>getRua(): String</text:p>
      <text:p text:style-name="P6"><text:tab/><text:tab/> <text:s/>setRua(String rua): void</text:p>
      <text:p text:style-name="P6"><text:tab/><text:tab/> <text:s/>getBairro(): String</text:p>
      <text:p text:style-name="P6"><text:tab/><text:tab/> <text:s/>setBairro(String Bairro): void</text:p>
      <text:p text:style-name="P6"><text:tab/><text:tab/> <text:s/>getNumeroCasa(): int</text:p>
      <text:p text:style-name="P6"><text:tab/><text:tab/> <text:s/>setNumeroCasa(int numeroCasa): void</text:p>
      <text:p text:style-name="P6"><text:tab/><text:tab/> <text:s/>getCep(): int</text:p>
      <text:p text:style-name="P6"><text:tab/><text:tab/> <text:s/>setCep(int cep): void</text:p>
      <text:p text:style-name="P6"><text:tab/><text:tab/> <text:s/>getPais(): String</text:p>
      <text:p text:style-name="P6"><text:tab/><text:tab/> <text:s/>setPais(String pais): void</text:p>
      <text:p text:style-name="P6"/>
      <text:p text:style-name="P6"/>
      <text:p text:style-name="P6"><text:tab/><text:span text:style-name="T4">DATA</text:span></text:p>
      <text:p text:style-name="P6"/>
      <text:p text:style-name="P7">&lt;&lt;Classe&gt;&gt;Data</text:p>
      <text:p text:style-name="P7"><text:tab/>atributos&gt;private dia&lt;&lt;INT&gt;&gt;</text:p>
      <text:p text:style-name="P7"><text:tab/><text:tab/> <text:s text:c="3"/>private mes&lt;&lt;INT&gt;&gt;</text:p>
      <text:p text:style-name="P7"><text:tab/><text:tab/> <text:s text:c="3"/>private ano&lt;&lt;INT&gt;&gt;</text:p>
      <text:p text:style-name="P7"><text:tab/>methods&gt;</text:p>
      <text:p text:style-name="P7"><text:tab/><text:tab/>getDia(): int</text:p>
      <text:p text:style-name="P7"><text:tab/><text:tab/>getMes(): int</text:p>
      <text:p text:style-name="P7"><text:tab/><text:tab/>getAno(): int</text:p>
      <text:p text:style-name="P7"><text:tab/><text:tab/>setDia(int dia): void</text:p>
      <text:p text:style-name="P7"><text:tab/><text:tab/>setMes(int mes): int</text:p>
      <text:p text:style-name="P7"><text:tab/><text:tab/>setAno(int ano): int</text:p>
      <text:p text:style-name="P7"/>
      <text:p text:style-name="P7"/>
      <text:p text:style-name="P10">=======================DATA ACIMA 22/05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44S</meta:editing-duration>
    <meta:editing-cycles>4</meta:editing-cycles>
    <meta:generator>LibreOffice/5.4.3.2$Windows_X86_64 LibreOffice_project/92a7159f7e4af62137622921e809f8546db437e5</meta:generator>
    <dc:date>2019-05-22T16:43:21.487000000</dc:date>
    <meta:document-statistic meta:table-count="0" meta:image-count="0" meta:object-count="0" meta:page-count="2" meta:paragraph-count="77" meta:word-count="149" meta:character-count="2193" meta:non-whitespace-character-count="1805"/>
    <meta:user-defined meta:name="Info 1"/>
    <meta:user-defined meta:name="Info 2"/>
    <meta:user-defined meta:name="Info 3"/>
    <meta:user-defined meta:name="Info 4"/>
  </office:meta>
</office:document-meta>
</file>